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f640"/>
    </style:style>
    <style:style style:name="T1" style:family="text">
      <style:text-properties officeooo:rsid="0014f640"/>
    </style:style>
    <style:style style:name="T2" style:family="text">
      <style:text-properties officeooo:rsid="00163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I wanted to make an interesting SHMUP type game that </text:span><text:span text:style-name="T2">focused on having a rock-solid</text:span><text:span text:style-name="T1"> movement system. <text:s/></text:span><text:span text:style-name="T2">The idea is to have the player speeding about the screen, dodging and weaving, sliding left and right, then dashing in for the kill.</text:span><text:span text:style-name="T1"> <text:s text:c="2"/></text:span><text:span text:style-name="T2">I didn't want to have the player a click-to-shoot sort of option because having a finger constantly on the screen would cover too much of the actions. <text:s/>Naturally this meant controlling movement with an </text:span><text:span text:style-name="T1">on screen joystick </text:span><text:span text:style-name="T2">or buttons</text:span><text:span text:style-name="T1"> just wasn't an option.</text:span></text:p>
      <text:p text:style-name="P1"><text:span text:style-name="T1"><text:tab/>Seeing as how the main action was going to be sliding around the screen, accelerometer input would be ideal. <text:s/>I </text:span><text:span text:style-name="T2">also felt this would be much more imersive than the joystick method. <text:s/>Do you remember tilting your controller as a kid to turn the car that little bit faster? <text:s/>It would be exactly like that.</text:span></text:p>
      <text:p text:style-name="P1"><text:span text:style-name="T1"><text:tab/>I found a number of important issues to consider when implementing this method. <text:s/>The first is that the input needs to be smoothed. <text:s/>Raw accelerometer input is very jittery, especially considering that holding your hands completely still is nigh impossible. <text:s/>Couple that with playing this on a bus or I a car, and your ship's going to have a gran maul seizure. <text:s/>The other issue is calibrating the input. <text:s/>Having to play the game from an overhead position is not ideal. <text:s/>Hunching over to glare down at the device in your lap would be stressful on your neck, back, and everything else in general. <text:s/>So what could be done is store the initial accelerometer input and use that as a zero point. <text:s/>That way the device could be held at an angle without causing the player character to die a degrading death. <text:s/>This does raise the issue of how far the player can initially tilt the screen before the game becomes unplayable. <text:s/>For example, an initial tilt of 90 degrees would prevent the player from moving down. <text:s/>It may also be a good idea to have a reset button in the pause menu in case the player needs to change orientation. <text:s/>The final thing to consider is the input to velocity curve. <text:s/>Currently, I'm using a linear curve though I may want to switch to a </text:span><text:span text:style-name="T2">polynomial or logarithmic curve to make slight tilting input a more fine-grain fe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8:07:49.38</meta:creation-date>
    <dc:date>2014-03-10T01:03:19.51</dc:date>
    <meta:editing-duration>PT10M19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" meta:word-count="378" meta:character-count="2128" meta:non-whitespace-character-count="1730"/>
  </office:meta>
</office:document-meta>
</file>